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04120c" officeooo:paragraph-rsid="0004120c"/>
    </style:style>
    <style:style style:name="T1" style:family="text">
      <style:text-properties officeooo:rsid="00045e61"/>
    </style:style>
    <style:style style:name="T2" style:family="text">
      <style:text-properties officeooo:rsid="0005d67e"/>
    </style:style>
    <style:style style:name="T3" style:family="text">
      <style:text-properties officeooo:rsid="000703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éparer par binôme un entretient d’embauche. <text:span text:style-name="T1">Vous le jouerez en classe sans notes. Le DRH posera 10 questions avec l’emploi d’un conditionnel et un futur. Le candidat répondra avec des phrases complètes. </text:span><text:span text:style-name="T2">Vous emploierez le tutoiement (2PS) </text:span><text:span text:style-name="T3">(mise en scène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5.2$Windows_X86_64 LibreOffice_project/64390860c6cd0aca4beafafcfd84613dd9dfb63a</meta:generator>
    <dc:date>2021-12-03T10:25:32.095000000</dc:date>
    <meta:editing-duration>PT10M49S</meta:editing-duration>
    <meta:editing-cycles>6</meta:editing-cycles>
    <meta:document-statistic meta:table-count="0" meta:image-count="0" meta:object-count="0" meta:page-count="1" meta:paragraph-count="1" meta:word-count="40" meta:character-count="256" meta:non-whitespace-character-count="217"/>
  </office:meta>
</office:document-meta>
</file>